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paragraph-rsid="042f09a2"/>
    </style:style>
    <style:style style:name="P135" style:family="paragraph" style:parent-style-name="Text_20_body">
      <style:text-properties officeooo:paragraph-rsid="044b26ed"/>
    </style:style>
    <style:style style:name="P136" style:family="paragraph" style:parent-style-name="Text_20_body">
      <style:text-properties officeooo:rsid="044df690" officeooo:paragraph-rsid="044b26ed"/>
    </style:style>
    <style:style style:name="P137" style:family="paragraph" style:parent-style-name="Text_20_body">
      <style:text-properties officeooo:rsid="0437f040" officeooo:paragraph-rsid="0437f040"/>
    </style:style>
    <style:style style:name="P138" style:family="paragraph" style:parent-style-name="Text_20_body">
      <style:text-properties officeooo:rsid="0284a8c2" officeooo:paragraph-rsid="02889d51"/>
    </style:style>
    <style:style style:name="P139" style:family="paragraph" style:parent-style-name="Text_20_body">
      <style:text-properties officeooo:rsid="0465ce45" officeooo:paragraph-rsid="0465ce45"/>
    </style:style>
    <style:style style:name="P140" style:family="paragraph" style:parent-style-name="Text_20_body">
      <style:text-properties officeooo:rsid="0484a25d" officeooo:paragraph-rsid="0491e092"/>
    </style:style>
    <style:style style:name="P141" style:family="paragraph" style:parent-style-name="Text_20_body">
      <style:text-properties officeooo:rsid="0456998b" officeooo:paragraph-rsid="049d9a98"/>
    </style:style>
    <style:style style:name="P142" style:family="paragraph" style:parent-style-name="Text_20_body">
      <style:text-properties officeooo:rsid="04b04df1" officeooo:paragraph-rsid="04b04df1"/>
    </style:style>
    <style:style style:name="P143" style:family="paragraph" style:parent-style-name="Text_20_body">
      <style:text-properties officeooo:paragraph-rsid="04b28773"/>
    </style:style>
    <style:style style:name="P144" style:family="paragraph" style:parent-style-name="Text_20_body">
      <style:text-properties officeooo:rsid="04b66f8a" officeooo:paragraph-rsid="04b66f8a"/>
    </style:style>
    <style:style style:name="P145" style:family="paragraph" style:parent-style-name="Text_20_body">
      <style:text-properties officeooo:rsid="04bf369d" officeooo:paragraph-rsid="04bf369d"/>
    </style:style>
    <style:style style:name="P146" style:family="paragraph" style:parent-style-name="Subtitle">
      <style:text-properties officeooo:rsid="0251bdbe" officeooo:paragraph-rsid="0251bdbe"/>
    </style:style>
    <style:style style:name="P147" style:family="paragraph" style:parent-style-name="Standard">
      <style:paragraph-properties fo:text-align="start" style:justify-single-word="false"/>
      <style:text-properties officeooo:rsid="006a2413"/>
    </style:style>
    <style:style style:name="P148" style:family="paragraph" style:parent-style-name="Standard">
      <style:paragraph-properties fo:text-align="start" style:justify-single-word="false"/>
      <style:text-properties officeooo:paragraph-rsid="02d39616"/>
    </style:style>
    <style:style style:name="P149" style:family="paragraph" style:parent-style-name="Text_20_body">
      <style:paragraph-properties fo:margin-left="0.4925in" fo:margin-right="0in" fo:text-indent="0in" style:auto-text-indent="false"/>
      <style:text-properties officeooo:rsid="02c8ed27" officeooo:paragraph-rsid="02c9d163"/>
    </style:style>
    <style:style style:name="P150" style:family="paragraph" style:parent-style-name="Text_20_body">
      <style:paragraph-properties fo:margin-left="0.4925in" fo:margin-right="0in" fo:text-indent="0in" style:auto-text-indent="false"/>
      <style:text-properties officeooo:rsid="02b87ce4" officeooo:paragraph-rsid="02b87ce4"/>
    </style:style>
    <style:style style:name="P151" style:family="paragraph" style:parent-style-name="Text_20_body">
      <style:paragraph-properties fo:margin-left="0.4925in" fo:margin-right="0in" fo:text-indent="0in" style:auto-text-indent="false"/>
      <style:text-properties officeooo:rsid="02cdbeb0" officeooo:paragraph-rsid="02cdbeb0"/>
    </style:style>
    <style:style style:name="P152" style:family="paragraph" style:parent-style-name="Text_20_body">
      <style:paragraph-properties fo:margin-left="0.4925in" fo:margin-right="0in" fo:text-indent="0in" style:auto-text-indent="false"/>
      <style:text-properties officeooo:rsid="02cf1b49" officeooo:paragraph-rsid="02cf1b49"/>
    </style:style>
    <style:style style:name="P15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0" style:family="paragraph" style:parent-style-name="Text_20_body">
      <style:paragraph-properties fo:margin-left="0.4925in" fo:margin-right="0in" fo:text-indent="0in" style:auto-text-indent="false"/>
      <style:text-properties officeooo:rsid="02f48b93" officeooo:paragraph-rsid="02f48b93"/>
    </style:style>
    <style:style style:name="P161" style:family="paragraph" style:parent-style-name="Text_20_body">
      <style:paragraph-properties fo:margin-left="0.4925in" fo:margin-right="0in" fo:text-indent="0in" style:auto-text-indent="false"/>
      <style:text-properties officeooo:rsid="0336a350" officeooo:paragraph-rsid="0336a350"/>
    </style:style>
    <style:style style:name="P162" style:family="paragraph" style:parent-style-name="Text_20_body">
      <style:paragraph-properties fo:margin-left="0.4925in" fo:margin-right="0in" fo:text-indent="0in" style:auto-text-indent="false"/>
      <style:text-properties officeooo:rsid="037652f0" officeooo:paragraph-rsid="037652f0"/>
    </style:style>
    <style:style style:name="P163" style:family="paragraph" style:parent-style-name="Text_20_body">
      <style:paragraph-properties fo:margin-left="0.4925in" fo:margin-right="0in" fo:text-indent="0in" style:auto-text-indent="false"/>
      <style:text-properties officeooo:rsid="03d38c85" officeooo:paragraph-rsid="03d38c85"/>
    </style:style>
    <style:style style:name="P164" style:family="paragraph" style:parent-style-name="Text_20_body">
      <style:paragraph-properties fo:margin-left="0.4925in" fo:margin-right="0in" fo:text-indent="0in" style:auto-text-indent="false"/>
      <style:text-properties officeooo:rsid="02f4aa13" officeooo:paragraph-rsid="02f4aa13"/>
    </style:style>
    <style:style style:name="P165" style:family="paragraph" style:parent-style-name="Text_20_body">
      <style:paragraph-properties fo:margin-left="0.4925in" fo:margin-right="0in" fo:text-indent="0in" style:auto-text-indent="false"/>
      <style:text-properties officeooo:rsid="02cc5004" officeooo:paragraph-rsid="02cc5004"/>
    </style:style>
    <style:style style:name="P166" style:family="paragraph" style:parent-style-name="Text_20_body">
      <style:paragraph-properties fo:margin-left="0.4925in" fo:margin-right="0in" fo:text-indent="0in" style:auto-text-indent="false"/>
      <style:text-properties officeooo:rsid="0402c1a5" officeooo:paragraph-rsid="0402c1a5"/>
    </style:style>
    <style:style style:name="P167" style:family="paragraph" style:parent-style-name="Text_20_body">
      <style:paragraph-properties fo:margin-left="0.4925in" fo:margin-right="0in" fo:text-indent="0in" style:auto-text-indent="false"/>
      <style:text-properties officeooo:rsid="03d0ab54" officeooo:paragraph-rsid="03d0ab54"/>
    </style:style>
    <style:style style:name="P168" style:family="paragraph" style:parent-style-name="Text_20_body">
      <style:paragraph-properties fo:margin-left="0.4925in" fo:margin-right="0in" fo:text-indent="0in" style:auto-text-indent="false"/>
      <style:text-properties officeooo:rsid="02a64632" officeooo:paragraph-rsid="02a64632"/>
    </style:style>
    <style:style style:name="P169" style:family="paragraph" style:parent-style-name="Text_20_body">
      <style:paragraph-properties fo:margin-left="0in" fo:margin-right="0in" fo:text-indent="0in" style:auto-text-indent="false"/>
      <style:text-properties officeooo:rsid="02f4aa13" officeooo:paragraph-rsid="02f4aa13"/>
    </style:style>
    <style:style style:name="P170" style:family="paragraph" style:parent-style-name="Text_20_body">
      <style:paragraph-properties fo:margin-left="0in" fo:margin-right="0in" fo:text-indent="0in" style:auto-text-indent="false"/>
      <style:text-properties officeooo:rsid="0336a350" officeooo:paragraph-rsid="0336a350"/>
    </style:style>
    <style:style style:name="P171" style:family="paragraph" style:parent-style-name="Text_20_body">
      <style:paragraph-properties fo:margin-left="0in" fo:margin-right="0in" fo:text-indent="0in" style:auto-text-indent="false"/>
      <style:text-properties officeooo:rsid="03379fb7" officeooo:paragraph-rsid="03379fb7"/>
    </style:style>
    <style:style style:name="P172" style:family="paragraph" style:parent-style-name="Text_20_body">
      <style:paragraph-properties fo:margin-left="0in" fo:margin-right="0in" fo:text-indent="0in" style:auto-text-indent="false"/>
      <style:text-properties officeooo:rsid="03399bfd" officeooo:paragraph-rsid="03399bfd"/>
    </style:style>
    <style:style style:name="P173" style:family="paragraph" style:parent-style-name="Text_20_body">
      <style:paragraph-properties fo:margin-left="0in" fo:margin-right="0in" fo:text-indent="0in" style:auto-text-indent="false"/>
      <style:text-properties officeooo:rsid="033b6350" officeooo:paragraph-rsid="03459d68"/>
    </style:style>
    <style:style style:name="P174" style:family="paragraph" style:parent-style-name="Text_20_body">
      <style:paragraph-properties fo:margin-left="0in" fo:margin-right="0in" fo:text-indent="0in" style:auto-text-indent="false"/>
      <style:text-properties officeooo:rsid="03410fac" officeooo:paragraph-rsid="03410fac"/>
    </style:style>
    <style:style style:name="P175" style:family="paragraph" style:parent-style-name="Text_20_body">
      <style:paragraph-properties fo:margin-left="0in" fo:margin-right="0in" fo:text-indent="0in" style:auto-text-indent="false"/>
      <style:text-properties officeooo:rsid="03410fac" officeooo:paragraph-rsid="03459d68"/>
    </style:style>
    <style:style style:name="P17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9" style:family="paragraph" style:parent-style-name="Text_20_body">
      <style:paragraph-properties fo:margin-left="0in" fo:margin-right="0in" fo:text-indent="0in" style:auto-text-indent="false"/>
      <style:text-properties officeooo:rsid="03d38c85" officeooo:paragraph-rsid="03d38c85"/>
    </style:style>
    <style:style style:name="P180" style:family="paragraph" style:parent-style-name="Text_20_body">
      <style:paragraph-properties fo:margin-left="0in" fo:margin-right="0in" fo:text-indent="0in" style:auto-text-indent="false"/>
      <style:text-properties officeooo:rsid="03ee5b69" officeooo:paragraph-rsid="03ee5b69"/>
    </style:style>
    <style:style style:name="P181" style:family="paragraph" style:parent-style-name="Text_20_body">
      <style:paragraph-properties fo:margin-left="0in" fo:margin-right="0in" fo:text-indent="0in" style:auto-text-indent="false"/>
      <style:text-properties officeooo:rsid="0402c1a5" officeooo:paragraph-rsid="0402c1a5"/>
    </style:style>
    <style:style style:name="P182" style:family="paragraph" style:parent-style-name="Text_20_body">
      <style:paragraph-properties fo:margin-left="0in" fo:margin-right="0in" fo:text-indent="0in" style:auto-text-indent="false"/>
      <style:text-properties officeooo:rsid="0414dd48" officeooo:paragraph-rsid="0414dd48"/>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6" style:family="paragraph" style:parent-style-name="Contents_20_1">
      <style:paragraph-properties>
        <style:tab-stops>
          <style:tab-stop style:position="6.9252in" style:type="right" style:leader-style="dotted" style:leader-text="."/>
        </style:tab-stops>
      </style:paragraph-properties>
    </style:style>
    <style:style style:name="P187" style:family="paragraph" style:parent-style-name="Contents_20_1">
      <style:paragraph-properties fo:break-before="page">
        <style:tab-stops>
          <style:tab-stop style:position="6.9252in" style:type="right" style:leader-style="dotted" style:leader-text="."/>
        </style:tab-stops>
      </style:paragraph-properties>
    </style:style>
    <style:style style:name="P188" style:family="paragraph" style:parent-style-name="Title">
      <style:text-properties officeooo:rsid="0251bdbe" officeooo:paragraph-rsid="0251bdbe"/>
    </style:style>
    <style:style style:name="P189" style:family="paragraph" style:parent-style-name="Contents_20_1">
      <style:paragraph-properties>
        <style:tab-stops>
          <style:tab-stop style:position="6.9252in" style:type="right" style:leader-style="dotted" style:leader-text="."/>
        </style:tab-stops>
      </style:paragraph-properties>
    </style:style>
    <style:style style:name="P190" style:family="paragraph" style:parent-style-name="Contents_20_1">
      <style:paragraph-properties fo:break-before="page">
        <style:tab-stops>
          <style:tab-stop style:position="6.9252in" style:type="right" style:leader-style="dotted" style:leader-text="."/>
        </style:tab-stops>
      </style:paragraph-properties>
    </style:style>
    <style:style style:name="P191" style:family="paragraph" style:parent-style-name="Contents_20_1">
      <style:paragraph-properties fo:break-before="page">
        <style:tab-stops>
          <style:tab-stop style:position="6.9252in" style:type="right" style:leader-style="dotted" style:leader-text="."/>
        </style:tab-stops>
      </style:paragraph-properties>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rsid="02ab5948" officeooo:paragraph-rsid="02ab5948"/>
    </style:style>
    <style:style style:name="P194" style:family="paragraph" style:parent-style-name="Heading_20_1">
      <style:paragraph-properties fo:break-before="page"/>
      <style:text-properties officeooo:rsid="02b006b1" officeooo:paragraph-rsid="02b006b1"/>
    </style:style>
    <style:style style:name="P195" style:family="paragraph" style:parent-style-name="Heading_20_1">
      <style:paragraph-properties fo:break-before="page"/>
      <style:text-properties officeooo:rsid="03055587" officeooo:paragraph-rsid="03055587"/>
    </style:style>
    <style:style style:name="P196" style:family="paragraph" style:parent-style-name="Heading_20_1">
      <style:paragraph-properties fo:break-before="page"/>
      <style:text-properties officeooo:rsid="0369b5f5" officeooo:paragraph-rsid="0369b5f5"/>
    </style:style>
    <style:style style:name="P197" style:family="paragraph" style:parent-style-name="Heading_20_1">
      <style:paragraph-properties fo:break-before="page"/>
      <style:text-properties officeooo:rsid="02c119af" officeooo:paragraph-rsid="02c119af"/>
    </style:style>
    <style:style style:name="P198" style:family="paragraph" style:parent-style-name="Heading_20_1">
      <style:paragraph-properties fo:break-before="page"/>
      <style:text-properties officeooo:rsid="02840250" officeooo:paragraph-rsid="02840250"/>
    </style:style>
    <style:style style:name="P199" style:family="paragraph" style:parent-style-name="Heading_20_1">
      <style:paragraph-properties fo:break-before="page"/>
      <style:text-properties officeooo:rsid="028d3a22" officeooo:paragraph-rsid="028d3a22"/>
    </style:style>
    <style:style style:name="P200" style:family="paragraph" style:parent-style-name="Heading_20_1">
      <style:paragraph-properties fo:break-before="page"/>
      <style:text-properties officeooo:rsid="0437f040" officeooo:paragraph-rsid="0437f040"/>
    </style:style>
    <style:style style:name="P201" style:family="paragraph" style:parent-style-name="Heading_20_1">
      <style:paragraph-properties fo:break-before="page"/>
      <style:text-properties officeooo:rsid="02dae778" officeooo:paragraph-rsid="02dae778"/>
    </style:style>
    <style:style style:name="P202" style:family="paragraph" style:parent-style-name="Heading_20_1">
      <style:paragraph-properties fo:break-before="page"/>
      <style:text-properties officeooo:rsid="0292c63c" officeooo:paragraph-rsid="0292c63c"/>
    </style:style>
    <style:style style:name="P203" style:family="paragraph" style:parent-style-name="Heading_20_1" style:list-style-name="">
      <style:paragraph-properties fo:break-before="page"/>
      <style:text-properties officeooo:rsid="0496a375" officeooo:paragraph-rsid="0496a375"/>
    </style:style>
    <style:style style:name="P204" style:family="paragraph" style:parent-style-name="Heading_20_1">
      <style:paragraph-properties fo:break-before="page"/>
      <style:text-properties officeooo:rsid="03879c3f" officeooo:paragraph-rsid="03879c3f"/>
    </style:style>
    <style:style style:name="P205" style:family="paragraph" style:parent-style-name="Heading_20_1">
      <style:paragraph-properties fo:break-before="page"/>
      <style:text-properties officeooo:rsid="025c94a4" officeooo:paragraph-rsid="025c94a4"/>
    </style:style>
    <style:style style:name="P206" style:family="paragraph" style:parent-style-name="Heading_20_1">
      <style:paragraph-properties fo:break-before="page"/>
      <style:text-properties officeooo:rsid="035cb5bb" officeooo:paragraph-rsid="035cb5bb"/>
    </style:style>
    <style:style style:name="P207" style:family="paragraph" style:parent-style-name="Heading_20_1">
      <style:paragraph-properties fo:break-before="page"/>
      <style:text-properties officeooo:rsid="042f09a2" officeooo:paragraph-rsid="042f09a2"/>
    </style:style>
    <style:style style:name="P208" style:family="paragraph" style:parent-style-name="Heading_20_1">
      <style:paragraph-properties fo:break-before="page"/>
      <style:text-properties officeooo:rsid="035ba004" officeooo:paragraph-rsid="035ba004"/>
    </style:style>
    <style:style style:name="P209" style:family="paragraph" style:parent-style-name="Heading_20_1">
      <style:paragraph-properties fo:break-before="page"/>
      <style:text-properties officeooo:rsid="0279dac1" officeooo:paragraph-rsid="0279dac1"/>
    </style:style>
    <style:style style:name="P210" style:family="paragraph" style:parent-style-name="Heading_20_1">
      <style:paragraph-properties fo:break-before="page"/>
      <style:text-properties officeooo:rsid="031e5db2" officeooo:paragraph-rsid="031e5db2"/>
    </style:style>
    <style:style style:name="P211" style:family="paragraph" style:parent-style-name="Heading_20_1">
      <style:paragraph-properties fo:break-before="page"/>
      <style:text-properties officeooo:rsid="032fe60b" officeooo:paragraph-rsid="032fe60b"/>
    </style:style>
    <style:style style:name="P212" style:family="paragraph" style:parent-style-name="Heading_20_1">
      <style:paragraph-properties fo:break-before="page"/>
      <style:text-properties officeooo:rsid="02a44c5b" officeooo:paragraph-rsid="02a44c5b"/>
    </style:style>
    <style:style style:name="P213" style:family="paragraph" style:parent-style-name="Heading_20_1">
      <style:paragraph-properties fo:break-before="page"/>
      <style:text-properties officeooo:rsid="0284a8c2" officeooo:paragraph-rsid="0284a8c2"/>
    </style:style>
    <style:style style:name="P214" style:family="paragraph" style:parent-style-name="Heading_20_1">
      <style:paragraph-properties fo:break-before="page"/>
      <style:text-properties officeooo:rsid="02f19778" officeooo:paragraph-rsid="02f19778"/>
    </style:style>
    <style:style style:name="P215" style:family="paragraph" style:parent-style-name="Heading_20_1">
      <style:paragraph-properties fo:break-before="page"/>
      <style:text-properties officeooo:rsid="0451631a" officeooo:paragraph-rsid="0451631a"/>
    </style:style>
    <style:style style:name="P216" style:family="paragraph" style:parent-style-name="Heading_20_1">
      <style:paragraph-properties fo:break-before="page"/>
      <style:text-properties officeooo:rsid="03dca7cc" officeooo:paragraph-rsid="03dca7cc"/>
    </style:style>
    <style:style style:name="P217" style:family="paragraph" style:parent-style-name="Heading_20_1" style:list-style-name="">
      <style:paragraph-properties fo:break-before="page"/>
      <style:text-properties officeooo:rsid="0410f587" officeooo:paragraph-rsid="0410f587"/>
    </style:style>
    <style:style style:name="P218" style:family="paragraph" style:parent-style-name="Heading_20_1" style:list-style-name="">
      <style:paragraph-properties fo:break-before="page"/>
      <style:text-properties officeooo:rsid="049f6163" officeooo:paragraph-rsid="049f6163"/>
    </style:style>
    <style:style style:name="P219" style:family="paragraph" style:parent-style-name="Heading_20_1">
      <style:paragraph-properties fo:break-before="page"/>
      <style:text-properties officeooo:rsid="02a13947" officeooo:paragraph-rsid="03639f12"/>
    </style:style>
    <style:style style:name="P220" style:family="paragraph" style:parent-style-name="Heading_20_1">
      <style:paragraph-properties fo:break-before="page"/>
      <style:text-properties officeooo:rsid="03490997" officeooo:paragraph-rsid="03490997"/>
    </style:style>
    <style:style style:name="P221" style:family="paragraph" style:parent-style-name="Heading_20_1">
      <style:paragraph-properties fo:break-before="page"/>
      <style:text-properties officeooo:rsid="03a7a6bf" officeooo:paragraph-rsid="03a7a6bf"/>
    </style:style>
    <style:style style:name="P222" style:family="paragraph" style:parent-style-name="Heading_20_1">
      <style:paragraph-properties fo:break-before="page"/>
      <style:text-properties officeooo:rsid="03019aee" officeooo:paragraph-rsid="03019aee"/>
    </style:style>
    <style:style style:name="P223" style:family="paragraph" style:parent-style-name="Heading_20_1">
      <style:paragraph-properties fo:break-before="page"/>
      <style:text-properties officeooo:rsid="02fdf977" officeooo:paragraph-rsid="02fdf977"/>
    </style:style>
    <style:style style:name="P224" style:family="paragraph" style:parent-style-name="Standard" style:list-style-name="L5"/>
    <style:style style:name="P225" style:family="paragraph" style:parent-style-name="Text_20_body" style:list-style-name="L1">
      <style:text-properties officeooo:rsid="029a621f" officeooo:paragraph-rsid="029a621f"/>
    </style:style>
    <style:style style:name="P226" style:family="paragraph" style:parent-style-name="Text_20_body" style:list-style-name="L1">
      <style:text-properties officeooo:rsid="029af454" officeooo:paragraph-rsid="029af454"/>
    </style:style>
    <style:style style:name="P227" style:family="paragraph" style:parent-style-name="Text_20_body" style:list-style-name="L2">
      <style:text-properties officeooo:rsid="028098ec" officeooo:paragraph-rsid="028098ec"/>
    </style:style>
    <style:style style:name="P228" style:family="paragraph" style:parent-style-name="Text_20_body" style:list-style-name="L2">
      <style:text-properties officeooo:rsid="02b31ec4" officeooo:paragraph-rsid="02b31ec4"/>
    </style:style>
    <style:style style:name="P229" style:family="paragraph" style:parent-style-name="Text_20_body" style:list-style-name="L2">
      <style:text-properties officeooo:rsid="03712b81" officeooo:paragraph-rsid="03712b81"/>
    </style:style>
    <style:style style:name="P230" style:family="paragraph" style:parent-style-name="Text_20_body" style:list-style-name="L2">
      <style:text-properties officeooo:rsid="0279dac1" officeooo:paragraph-rsid="0279dac1"/>
    </style:style>
    <style:style style:name="P231" style:family="paragraph" style:parent-style-name="Text_20_body" style:list-style-name="L3">
      <style:text-properties officeooo:rsid="0467bb51" officeooo:paragraph-rsid="0467bb51"/>
    </style:style>
    <style:style style:name="P232" style:family="paragraph" style:parent-style-name="Text_20_body" style:list-style-name="L3">
      <style:text-properties officeooo:rsid="04554632" officeooo:paragraph-rsid="04554632"/>
    </style:style>
    <style:style style:name="P233" style:family="paragraph" style:parent-style-name="Text_20_body" style:list-style-name="L3">
      <style:text-properties officeooo:rsid="045d372f" officeooo:paragraph-rsid="045d372f"/>
    </style:style>
    <style:style style:name="P234" style:family="paragraph" style:parent-style-name="Text_20_body" style:list-style-name="L3">
      <style:text-properties officeooo:rsid="0462ff3a" officeooo:paragraph-rsid="0462ff3a"/>
    </style:style>
    <style:style style:name="P235" style:family="paragraph" style:parent-style-name="Text_20_body" style:list-style-name="L3">
      <style:text-properties officeooo:rsid="045aa6fb" officeooo:paragraph-rsid="045aa6fb"/>
    </style:style>
    <style:style style:name="P236" style:family="paragraph" style:parent-style-name="Text_20_body" style:list-style-name="L3">
      <style:text-properties officeooo:rsid="045ecf58" officeooo:paragraph-rsid="045ecf58"/>
    </style:style>
    <style:style style:name="P237" style:family="paragraph" style:parent-style-name="Text_20_body" style:list-style-name="L3">
      <style:text-properties officeooo:rsid="04540e31" officeooo:paragraph-rsid="04540e31"/>
    </style:style>
    <style:style style:name="P238" style:family="paragraph" style:parent-style-name="Text_20_body" style:list-style-name="L3">
      <style:text-properties officeooo:rsid="045c2eb6" officeooo:paragraph-rsid="045c2eb6"/>
    </style:style>
    <style:style style:name="P239" style:family="paragraph" style:parent-style-name="Text_20_body" style:list-style-name="L3">
      <style:text-properties officeooo:rsid="04525674" officeooo:paragraph-rsid="04525674"/>
    </style:style>
    <style:style style:name="P240" style:family="paragraph" style:parent-style-name="Text_20_body" style:list-style-name="L3">
      <style:text-properties officeooo:rsid="0464d76f" officeooo:paragraph-rsid="0464d76f"/>
    </style:style>
    <style:style style:name="P241" style:family="paragraph" style:parent-style-name="Text_20_body" style:list-style-name="L3">
      <style:text-properties officeooo:rsid="0454283a" officeooo:paragraph-rsid="0454283a"/>
    </style:style>
    <style:style style:name="P242" style:family="paragraph" style:parent-style-name="Text_20_body" style:list-style-name="L3">
      <style:text-properties officeooo:rsid="0457f185" officeooo:paragraph-rsid="0457f185"/>
    </style:style>
    <style:style style:name="P243" style:family="paragraph" style:parent-style-name="Text_20_body" style:list-style-name="L3">
      <style:text-properties officeooo:rsid="04641b67" officeooo:paragraph-rsid="04641b67"/>
    </style:style>
    <style:style style:name="P244" style:family="paragraph" style:parent-style-name="Text_20_body" style:list-style-name="L3">
      <style:text-properties officeooo:rsid="045e3a90" officeooo:paragraph-rsid="045e3a90"/>
    </style:style>
    <style:style style:name="P245" style:family="paragraph" style:parent-style-name="Text_20_body" style:list-style-name="L3">
      <style:text-properties officeooo:rsid="0456998b" officeooo:paragraph-rsid="0456998b"/>
    </style:style>
    <style:style style:name="P246" style:family="paragraph" style:parent-style-name="Text_20_body" style:list-style-name="L3">
      <style:text-properties officeooo:rsid="049d9a98" officeooo:paragraph-rsid="049d9a98"/>
    </style:style>
    <style:style style:name="P247" style:family="paragraph" style:parent-style-name="Text_20_body" style:list-style-name="L4">
      <style:text-properties officeooo:rsid="03dca7cc" officeooo:paragraph-rsid="03e87df7"/>
    </style:style>
    <style:style style:name="P248" style:family="paragraph" style:parent-style-name="Text_20_body" style:list-style-name="L4">
      <style:text-properties officeooo:rsid="03dca7cc" officeooo:paragraph-rsid="046a3f08"/>
    </style:style>
    <style:style style:name="P249" style:family="paragraph" style:parent-style-name="Text_20_body" style:list-style-name="L4">
      <style:text-properties officeooo:rsid="03dca7cc" officeooo:paragraph-rsid="03dca7cc"/>
    </style:style>
    <style:style style:name="P250" style:family="paragraph" style:parent-style-name="Text_20_body" style:list-style-name="L6"/>
    <style:style style:name="P251" style:family="paragraph" style:parent-style-name="Text_20_body" style:list-style-name="L6">
      <style:text-properties officeooo:rsid="04b28773" officeooo:paragraph-rsid="04b28773"/>
    </style:style>
    <style:style style:name="P252" style:family="paragraph" style:parent-style-name="Text_20_body" style:list-style-name="L7">
      <style:text-properties officeooo:rsid="04b8014b" officeooo:paragraph-rsid="04b8014b"/>
    </style:style>
    <style:style style:name="P253" style:family="paragraph" style:parent-style-name="Text_20_body" style:list-style-name="L7">
      <style:text-properties officeooo:rsid="04b936ea" officeooo:paragraph-rsid="04b936ea"/>
    </style:style>
    <style:style style:name="P254" style:family="paragraph" style:parent-style-name="Text_20_body" style:list-style-name="L7">
      <style:text-properties officeooo:rsid="04bac86f" officeooo:paragraph-rsid="04bac86f"/>
    </style:style>
    <style:style style:name="P255" style:family="paragraph" style:parent-style-name="Text_20_body" style:list-style-name="L7">
      <style:text-properties officeooo:rsid="04bdfd61" officeooo:paragraph-rsid="04bdfd61"/>
    </style:style>
    <style:style style:name="P256" style:family="paragraph" style:parent-style-name="Text_20_body" style:list-style-name="L7">
      <style:text-properties officeooo:rsid="04bf369d" officeooo:paragraph-rsid="04bf369d"/>
    </style:style>
    <style:style style:name="P257" style:family="paragraph" style:parent-style-name="Text_20_body" style:list-style-name="L8">
      <style:text-properties officeooo:rsid="03d6c112" officeooo:paragraph-rsid="03d6c112"/>
    </style:style>
    <style:style style:name="P258" style:family="paragraph" style:parent-style-name="Text_20_body">
      <style:text-properties officeooo:rsid="04c54733" officeooo:paragraph-rsid="04c54733"/>
    </style:style>
    <style:style style:name="P259" style:family="paragraph" style:parent-style-name="Text_20_body">
      <style:text-properties officeooo:rsid="04c54733" officeooo:paragraph-rsid="0491e09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c24b2e"/>
    </style:style>
    <style:style style:name="T235" style:family="text">
      <style:text-properties style:text-position="super 58%"/>
    </style:style>
    <style:style style:name="T236" style:family="text">
      <style:text-properties style:text-position="0% 10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Smoke</text:p>
      <text:p text:style-name="P146">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0"><text:a xlink:type="simple" xlink:href="#__RefHeading__697_1754408385" text:style-name="Index_20_Link" text:visited-style-name="Index_20_Link">About<text:tab/>3</text:a></text:p>
          <text:p text:style-name="P189"><text:a xlink:type="simple" xlink:href="#__RefHeading___Toc505_1878324060" text:style-name="Index_20_Link" text:visited-style-name="Index_20_Link">Activity Authenticate<text:tab/>4</text:a></text:p>
          <text:p text:style-name="P189"><text:a xlink:type="simple" xlink:href="#__RefHeading___Toc507_1878324060" text:style-name="Index_20_Link" text:visited-style-name="Index_20_Link">Activity Chat<text:tab/>5</text:a></text:p>
          <text:p text:style-name="P189"><text:a xlink:type="simple" xlink:href="#__RefHeading___Toc792_736866454" text:style-name="Index_20_Link" text:visited-style-name="Index_20_Link">Activity Fire<text:tab/>6</text:a></text:p>
          <text:p text:style-name="P189"><text:a xlink:type="simple" xlink:href="#__RefHeading___Toc1466_883854242" text:style-name="Index_20_Link" text:visited-style-name="Index_20_Link">Activity Member Chat<text:tab/>7</text:a></text:p>
          <text:p text:style-name="P189"><text:a xlink:type="simple" xlink:href="#__RefHeading___Toc513_1878324060" text:style-name="Index_20_Link" text:visited-style-name="Index_20_Link">Activity Settings<text:tab/>8</text:a></text:p>
          <text:p text:style-name="P189"><text:a xlink:type="simple" xlink:href="#__RefHeading___Toc145_1035930204" text:style-name="Index_20_Link" text:visited-style-name="Index_20_Link">Android<text:tab/>9</text:a></text:p>
          <text:p text:style-name="P189"><text:a xlink:type="simple" xlink:href="#__RefHeading___Toc790_1689950355" text:style-name="Index_20_Link" text:visited-style-name="Index_20_Link">Congestion Control<text:tab/>10</text:a></text:p>
          <text:p text:style-name="P189"><text:a xlink:type="simple" xlink:href="#__RefHeading___Toc445_1428144265" text:style-name="Index_20_Link" text:visited-style-name="Index_20_Link">Corrupted Database Values<text:tab/>11</text:a></text:p>
          <text:p text:style-name="P189"><text:a xlink:type="simple" xlink:href="#__RefHeading___Toc2419_617709667" text:style-name="Index_20_Link" text:visited-style-name="Index_20_Link">Custom Session Credentials<text:tab/>12</text:a></text:p>
          <text:p text:style-name="P189"><text:a xlink:type="simple" xlink:href="#__RefHeading___Toc199_1272986993" text:style-name="Index_20_Link" text:visited-style-name="Index_20_Link">Database Containers<text:tab/>13</text:a></text:p>
          <text:p text:style-name="P189"><text:a xlink:type="simple" xlink:href="#__RefHeading___Toc733_353659540" text:style-name="Index_20_Link" text:visited-style-name="Index_20_Link">Developers<text:tab/>14</text:a></text:p>
          <text:p text:style-name="P189"><text:a xlink:type="simple" xlink:href="#__RefHeading___Toc100_1369832164" text:style-name="Index_20_Link" text:visited-style-name="Index_20_Link">Discovery via Cryptography<text:tab/>15</text:a></text:p>
          <text:p text:style-name="P189"><text:a xlink:type="simple" xlink:href="#__RefHeading___Toc468_783998592" text:style-name="Index_20_Link" text:visited-style-name="Index_20_Link">Exchanging Private Credentials<text:tab/>16</text:a></text:p>
          <text:p text:style-name="P189"><text:a xlink:type="simple" xlink:href="#__RefHeading___Toc2530_449016159" text:style-name="Index_20_Link" text:visited-style-name="Index_20_Link">Exporting / Importing Participant Personalities<text:tab/>17</text:a></text:p>
          <text:p text:style-name="P189"><text:a xlink:type="simple" xlink:href="#__RefHeading___Toc1594_225190499" text:style-name="Index_20_Link" text:visited-style-name="Index_20_Link">Fiasco Keys<text:tab/>18</text:a></text:p>
          <text:p text:style-name="P189"><text:a xlink:type="simple" xlink:href="#__RefHeading___Toc311_1980819345" text:style-name="Index_20_Link" text:visited-style-name="Index_20_Link">Fire<text:tab/>19</text:a></text:p>
          <text:p text:style-name="P189"><text:a xlink:type="simple" xlink:href="#__RefHeading___Toc1464_739530787" text:style-name="Index_20_Link" text:visited-style-name="Index_20_Link">Forward Secrecy and SmokeStack<text:tab/>20</text:a></text:p>
          <text:p text:style-name="P189"><text:a xlink:type="simple" xlink:href="#__RefHeading___Toc83_222518397" text:style-name="Index_20_Link" text:visited-style-name="Index_20_Link">Inflate<text:tab/>21</text:a></text:p>
          <text:p text:style-name="P189"><text:a xlink:type="simple" xlink:href="#__RefHeading___Toc2290_3680134397" text:style-name="Index_20_Link" text:visited-style-name="Index_20_Link">Juggernaut Protocol<text:tab/>22</text:a></text:p>
          <text:p text:style-name="P189"><text:a xlink:type="simple" xlink:href="#__RefHeading___Toc1449_1436150141" text:style-name="Index_20_Link" text:visited-style-name="Index_20_Link">Local Broadcast Manager<text:tab/>23</text:a></text:p>
          <text:p text:style-name="P189"><text:a xlink:type="simple" xlink:href="#__RefHeading___Toc372_292885038" text:style-name="Index_20_Link" text:visited-style-name="Index_20_Link">McEliece CCA2<text:tab/>24</text:a></text:p>
          <text:p text:style-name="P189"><text:a xlink:type="simple" xlink:href="#__RefHeading___Toc848_1547525695" text:style-name="Index_20_Link" text:visited-style-name="Index_20_Link">Message Structures<text:tab/>25</text:a></text:p>
          <text:p text:style-name="P189"><text:a xlink:type="simple" xlink:href="#__RefHeading___Toc852_1547525695" text:style-name="Index_20_Link" text:visited-style-name="Index_20_Link">Neighbors<text:tab/>37</text:a></text:p>
          <text:p text:style-name="P189"><text:a xlink:type="simple" xlink:href="#__RefHeading___Toc503_1878324060" text:style-name="Index_20_Link" text:visited-style-name="Index_20_Link">New Installation<text:tab/>39</text:a></text:p>
          <text:p text:style-name="P189"><text:a xlink:type="simple" xlink:href="#__RefHeading___Toc792_1689950355" text:style-name="Index_20_Link" text:visited-style-name="Index_20_Link">Outbound Queues<text:tab/>40</text:a></text:p>
          <text:p text:style-name="P189"><text:a xlink:type="simple" xlink:href="#__RefHeading___Toc143_1035930204" text:style-name="Index_20_Link" text:visited-style-name="Index_20_Link">Ozone Address<text:tab/>41</text:a></text:p>
          <text:p text:style-name="P189"><text:a xlink:type="simple" xlink:href="#__RefHeading___Toc749_353659540" text:style-name="Index_20_Link" text:visited-style-name="Index_20_Link">Participants<text:tab/>42</text:a></text:p>
          <text:p text:style-name="P189"><text:a xlink:type="simple" xlink:href="#__RefHeading___Toc2421_617709667" text:style-name="Index_20_Link" text:visited-style-name="Index_20_Link">Performance Considerations<text:tab/>43</text:a></text:p>
          <text:p text:style-name="P189"><text:a xlink:type="simple" xlink:href="#__RefHeading___Toc256_1329608135" text:style-name="Index_20_Link" text:visited-style-name="Index_20_Link">Private Public-Key Server<text:tab/>44</text:a></text:p>
          <text:p text:style-name="P189"><text:a xlink:type="simple" xlink:href="#__RefHeading___Toc1804_1127017888" text:style-name="Index_20_Link" text:visited-style-name="Index_20_Link">Private Servers<text:tab/>45</text:a></text:p>
          <text:p text:style-name="P189"><text:a xlink:type="simple" xlink:href="#__RefHeading___Toc2036_1416438090" text:style-name="Index_20_Link" text:visited-style-name="Index_20_Link">Smoke Aliases<text:tab/>46</text:a></text:p>
          <text:p text:style-name="P189"><text:a xlink:type="simple" xlink:href="#__RefHeading___Toc39_1222626670" text:style-name="Index_20_Link" text:visited-style-name="Index_20_Link">Smoke Identities<text:tab/>47</text:a></text:p>
          <text:p text:style-name="P189"><text:a xlink:type="simple" xlink:href="#__RefHeading___Toc2547_3236038107" text:style-name="Index_20_Link" text:visited-style-name="Index_20_Link">Smoke Pipes (Simple Steams)<text:tab/>48</text:a></text:p>
          <text:p text:style-name="P189"><text:a xlink:type="simple" xlink:href="#__RefHeading___Toc1545_532530284" text:style-name="Index_20_Link" text:visited-style-name="Index_20_Link">Software Distribution<text:tab/>49</text:a></text:p>
          <text:p text:style-name="P189"><text:a xlink:type="simple" xlink:href="#__RefHeading___Toc226_1901209788" text:style-name="Index_20_Link" text:visited-style-name="Index_20_Link">TCP, UDP Protocols<text:tab/>50</text:a></text:p>
          <text:p text:style-name="P189"><text:a xlink:type="simple" xlink:href="#__RefHeading___Toc857_1547525695" text:style-name="Index_20_Link" text:visited-style-name="Index_20_Link">Task Utilization<text:tab/>51</text:a></text:p>
          <text:p text:style-name="P189"><text:a xlink:type="simple" xlink:href="#__RefHeading__1732_663878714" text:style-name="Index_20_Link" text:visited-style-name="Index_20_Link">Time<text:tab/>52</text:a></text:p>
          <text:p text:style-name="P189"><text:a xlink:type="simple" xlink:href="#__RefHeading___Toc789_736866454" text:style-name="Index_20_Link" text:visited-style-name="Index_20_Link">UDP Datagrams<text:tab/>53</text:a></text:p>
          <text:p text:style-name="P189"><text:a xlink:type="simple" xlink:href="#__RefHeading___Toc785_736866454" text:style-name="Index_20_Link" text:visited-style-name="Index_20_Link">Verifying Public-Key Ownership<text:tab/>54</text:a></text:p>
        </text:index-body>
      </text:table-of-content>
      <text:p text:style-name="Standard"/>
      <text:h text:style-name="P192" text:outline-level="1"><text:bookmark-start text:name="__RefHeading__697_1754408385"/>About<text:bookmark-end text:name="__RefHeading__697_1754408385"/></text:h>
      <text:p text:style-name="P148">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8"/>
      <text:p text:style-name="P14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7"/>
      <text:h text:style-name="P193"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4"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6">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6">New Window</text:p>
      <text:p text:style-name="P176"><text:tab/>Display a new Member Chat activity <text:span text:style-name="T143">with the selected participant.</text:span></text:p>
      <text:p text:style-name="P2">Optional Signatures</text:p>
      <text:p text:style-name="P15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3">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5"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6"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5">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8">If confirmed, the selected message is deleted.</text:p>
      <text:p text:style-name="P178">JuggerKnot <text:span text:style-name="T197">Credentials</text:span></text:p>
      <text:p text:style-name="P159"><text:span text:style-name="T189">Display an input dialog. If the dialog is confirmed, the Juggernaut Protocol is initiated with the specified participant. </text:span>If the protocol completes successfully, authentication and encryption credentials are created.</text:p>
      <text:p text:style-name="P177">Juggernaut</text:p>
      <text:p text:style-name="P157">Display an input dialog. If the dialog is confirmed, the Juggernaut Protocol is initiated <text:span text:style-name="T186">with the specified participant.</text:span></text:p>
      <text:p text:style-name="P6">Retrieve Messages</text:p>
      <text:p text:style-name="P154">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7"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9">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5">One Ozone address may be defined in this section. <text:span text:style-name="T78">Please refer to the Ozone page for more details.</text:span></text:p>
      <text:p text:style-name="P181">Participants</text:p>
      <text:p text:style-name="P166">A list of participants. A context menu is available.</text:p>
      <text:p text:style-name="P101">Password</text:p>
      <text:p text:style-name="P151">Generate new local authentication and encryption keys as well as <text:span text:style-name="T101">a </text:span>public and private key pair. If confirmed, all existing data will be purged.</text:p>
      <text:p text:style-name="P102">Public Data</text:p>
      <text:p text:style-name="P152">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4">Share the Smoke ID with a SmokeStack instance via the defined Ozone. <text:span text:style-name="T174">Please note that the Smoke Alias, if one is defined, is transformed into a Smoke ID.</text:span></text:p>
      <text:p text:style-name="P122"/>
      <text:h text:style-name="P192"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8"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9"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200" text:outline-level="1"><text:bookmark-start text:name="__RefHeading___Toc2419_617709667"/>Custom Session Credentials<text:bookmark-end text:name="__RefHeading___Toc2419_617709667"/></text:h>
      <text:p text:style-name="P137">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2"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01"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92"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02"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2755643118" text:style-name="L1">
        <text:list-item>
          <text:p text:style-name="P225">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5"><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6">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4"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5"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6"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92"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7" text:outline-level="1"><text:bookmark-start text:name="__RefHeading___Toc2290_3680134397"/>Juggernaut Protocol<text:bookmark-end text:name="__RefHeading___Toc2290_3680134397"/></text:h>
      <text:p text:style-name="P134"><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8"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9"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text:span>, <text:span text:style-name="T233">t = 50, </text:span>t = <text:span text:style-name="T112">68 (Fujisaki)</text:span>. Some discussions:</text:p>
      <text:list xml:id="list2493039698" text:style-name="L2">
        <text:list-item>
          <text:p text:style-name="P227">Authentication process may require several minutes to complete.</text:p>
        </text:list-item>
        <text:list-item>
          <text:p text:style-name="P228">Communications between McEliece and RSA are fully functional.</text:p>
        </text:list-item>
        <text:list-item>
          <text:p text:style-name="P229">Degraded performance is expected <text:span text:style-name="T147">during key sharing.</text:span></text:p>
        </text:list-item>
        <text:list-item>
          <text:p text:style-name="P230">During the key-sharing process, McEliece signatures are not provided <text:span text:style-name="T75">and therefore are not verified.</text:span></text:p>
        </text:list-item>
        <text:list-item>
          <text:p text:style-name="P230"><text:span text:style-name="T50">I</text:span>nitialization process<text:span text:style-name="T50">es</text:span> may require several minutes to complete.</text:p>
        </text:list-item>
      </text:list>
      <text:p text:style-name="P72"/>
      <text:h text:style-name="P210"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11"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2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2">Non-TLS</text:p>
      <text:p text:style-name="P142">Allows the neighbor to observe traditional socket operations.</text:p>
      <text:p text:style-name="P142">Passthrough</text:p>
      <text:p text:style-name="P142">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61">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0">Delete</text:p>
      <text:p text:style-name="P161">Display a confirmation prompt. If confirmed, the specified neighbor is <text:span text:style-name="T85">scheduled for deletion</text:span>.</text:p>
      <text:p text:style-name="P170">Disconnect</text:p>
      <text:p text:style-name="P170"><text:tab/>Instruct Smoke to place the specified neighbor in a disconnect<text:span text:style-name="T216">ed</text:span> status.</text:p>
      <text:p text:style-name="P170">Purge Queue</text:p>
      <text:p text:style-name="P170"><text:tab/>Purge the outbound queue of the specified neighbor.</text:p>
      <text:p text:style-name="P171">Reset SSL/TLS Credentials</text:p>
      <text:p text:style-name="P171"><text:tab/>Reset the locally-stored SSL/TLS credentials of <text:span text:style-name="T217">a </text:span>TCP neighbor.</text:p>
      <text:p text:style-name="P172">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4"><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3">Various per-neighbor statistics are included in the Settings activity. Also included are per-neighbor descriptive errors.</text:p>
      <text:p text:style-name="P175"/>
      <text:h text:style-name="P212"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8">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3" text:outline-level="1"><text:bookmark-start text:name="__RefHeading___Toc792_1689950355"/>Outbound Queue<text:span text:style-name="T52">s</text:span><text:bookmark-end text:name="__RefHeading___Toc792_1689950355"/></text:h>
      <text:p text:style-name="P13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92"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4"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60">Delete the selected participant. A confirmation dialog is displayed.</text:p>
      <text:p text:style-name="P124">Delete Fiasco Keys (Smoke Identity)</text:p>
      <text:p text:style-name="P167">Delete all of the recorded Fiasco keys. The current session keys of the selected participant are not deleted. <text:span text:style-name="T167">A confirmation dialog is displayed.</text:span></text:p>
      <text:p text:style-name="P182">Delete Public Keys (Smoke Identity)</text:p>
      <text:p text:style-name="P185">Delete the Fiasco and public keys of the specified participant. A confirmation dialog is displayed.</text:p>
      <text:p text:style-name="P118">New Name <text:span text:style-name="T106">(Smoke Identity)</text:span></text:p>
      <text:p text:style-name="P162">Assign a new name to the selected participant.</text:p>
      <text:p text:style-name="P105">Request Keys via Ozone (Smoke Identity)</text:p>
      <text:p text:style-name="P160">Submit a <text:span text:style-name="T71">public-</text:span>key request to SmokeStack instances via the selected Smoke Identity. An Ozone address must be defined <text:span text:style-name="T72">for this option to be enabled.</text:span></text:p>
      <text:p text:style-name="P169">Share Keys <text:span text:style-name="T148">Of </text:span>(Smoke Identity)</text:p>
      <text:p text:style-name="P164">The selected participant’s public-key pair <text:span text:style-name="T73">is distributed using the specified Smoke Identity. If a public-key pair does not exist for the specified participant, the option is disabled.</text:span></text:p>
      <text:p text:style-name="P180">Share Smoke ID Of (Smoke Identity)</text:p>
      <text:p text:style-name="P183">The selected participant’s Smoke Identity is distributed using the defined Ozone address. An Ozone address must be defined for this option to be enabled.</text:p>
      <text:p text:style-name="P179"><text:bookmark-start text:name="__RefHeading___Toc1692_948962112"/>View Details (Smoke Identity)<text:bookmark-end text:name="__RefHeading___Toc1692_948962112"/></text:p>
      <text:p text:style-name="P163">View details of the selected participant.</text:p>
      <text:p text:style-name="P179"/>
      <text:h text:style-name="P215" text:outline-level="1"><text:bookmark-start text:name="__RefHeading___Toc2421_617709667"/>Performance Considerations<text:bookmark-end text:name="__RefHeading___Toc2421_617709667"/></text:h>
      <text:p text:style-name="P139">Smoke is a multi-tasking process and several of its internal operations are performed in separate tasks, thus allowing the main thread to remain as responsive as possible.</text:p>
      <text:list xml:id="list106372565" text:style-name="L3">
        <text:list-item>
          <text:p text:style-name="P231">A special database cursor is maintained for rapid access to data for the Member Chat activity. The cursor is synchronized in various logical regions.</text:p>
        </text:list-item>
        <text:list-item>
          <text:p text:style-name="P232">Automatic requesting of SmokeStack messages is performed <text:span text:style-name="T204">i</text:span>n a separate task.</text:p>
        </text:list-item>
        <text:list-item>
          <text:p text:style-name="P233">Detailed participant status in the Chat activity is gathered in a separate task and reported to the main thread.</text:p>
        </text:list-item>
        <text:list-item>
          <text:p text:style-name="P234">Neighbor data are written in a separate task.</text:p>
        </text:list-item>
        <text:list-item>
          <text:p text:style-name="P235">Neighbor objects are prepared <text:span text:style-name="T204">i</text:span>n a separate task.</text:p>
        </text:list-item>
        <text:list-item>
          <text:p text:style-name="P236">Neighbor statistics <text:span text:style-name="T206">and statuses</text:span> are <text:span text:style-name="T206">prepared </text:span>in a separate task.</text:p>
        </text:list-item>
        <text:list-item>
          <text:p text:style-name="P237">Network data are read in a separate task. Accumulated data are also parsed on a separate task.</text:p>
        </text:list-item>
        <text:list-item>
          <text:p text:style-name="P233">Network status information is gathered in a separate task and reported to the main thread.</text:p>
        </text:list-item>
        <text:list-item>
          <text:p text:style-name="P238">Outbound messages (Chat, Fire, Juggernaut, Message Retrieval Request, Share Smoke Identity) are prepared <text:span text:style-name="T204">i</text:span>n <text:span text:style-name="T204">a </text:span>separate task.</text:p>
        </text:list-item>
        <text:list-item>
          <text:p text:style-name="P239">Participant calling keys are generated <text:span text:style-name="T204">i</text:span>n <text:span text:style-name="T204">a </text:span>separate t<text:span text:style-name="T202">ask.</text:span></text:p>
        </text:list-item>
        <text:list-item>
          <text:p text:style-name="P240">Participant elements for various interface widgets are gathered in a separate task.</text:p>
        </text:list-item>
        <text:list-item>
          <text:p text:style-name="P241">Public-key publications are performed in a separate task.</text:p>
        </text:list-item>
        <text:list-item>
          <text:p text:style-name="P241">Purging of expired Juggernaut credentials, <text:span text:style-name="T203">congestion control data, and participant key streams</text:span> is performed <text:span text:style-name="T204">i</text:span>n a separate task.</text:p>
        </text:list-item>
        <text:list-item>
          <text:p text:style-name="P242">Purging of expired temporary identifiers is performed <text:span text:style-name="T205">i</text:span>n a separate task.</text:p>
        </text:list-item>
        <text:list-item>
          <text:p text:style-name="P243">Purging of malformed outbound data and participants is performed in a separate task.</text:p>
        </text:list-item>
        <text:list-item>
          <text:p text:style-name="P244">Purging of neighbor queues is performed in a separate task.</text:p>
        </text:list-item>
        <text:list-item>
          <text:p text:style-name="P245">Status message broadcasting is performed <text:span text:style-name="T205">i</text:span>n a separate task.</text:p>
        </text:list-item>
        <text:list-item>
          <text:p text:style-name="P246">Steam files are distributed on separate tasks. A separate task prepares Steam tasks.</text:p>
        </text:list-item>
      </text:list>
      <text:p text:style-name="P141"/>
      <text:h text:style-name="P192"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6"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388810168" text:style-name="L4">
        <text:list-item>
          <text:p text:style-name="P247"><text:span text:style-name="T155">A private s</text:span>erver generates a 64-byte stream of random data <text:span text:style-name="T162">and concatenates the data with the current system time.</text:span></text:p>
        </text:list-item>
        <text:list-item>
          <text:p text:style-name="P247"><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8"><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9">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3">Please define private servers after the desired participants have been completely defined in SmokeStac<text:span text:style-name="T220">k. This is required because SmokeStack instances must be in possession of public-key pairs.</text:span></text:p>
      <text:p text:style-name="P140">Please note that multiple devices may contain identical Smoke instances. Thus, several identical Smoke instances may authenticate themselves with a given SmokeStack instance.</text:p>
      <text:p text:style-name="P259"/>
      <text:h text:style-name="P21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818163894" text:style-name="L5">
        <text:list-item>
          <text:p text:style-name="P224"><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4"><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4"><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4"><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5">Please note that a Smoke instance must synchronize itself with a remote server after a new Smoke Alias is assigned within Public Data. Synchronization generally completes in approximately 15 seconds.</text:p>
      <text:p text:style-name="P135"/>
      <text:p text:style-name="P136">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2"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8"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119567319" text:style-name="L6">
        <text:list-item>
          <text:p text:style-name="P250"><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0"><text:bookmark-start text:name="__RefHeading___Toc2553_3236038107"/>Prepare the endpoint service on the destination device. In this example: nc -l 192.168.178.15 4710 &gt; output.<text:bookmark-end text:name="__RefHeading___Toc2553_3236038107"/></text:p>
        </text:list-item>
        <text:list-item>
          <text:p text:style-name="P250"><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51"><text:bookmark-start text:name="__RefHeading___Toc2557_3236038107"/>Resume each file.<text:bookmark-end text:name="__RefHeading___Toc2557_3236038107"/></text:p>
        </text:list-item>
        <text:list-item>
          <text:p text:style-name="P251">Transfers occur in the order of their definitions.</text:p>
        </text:list-item>
      </text:list>
      <text:p text:style-name="P143"><text:span text:style-name="T227">Using commands such as head and tail, it is possible to partition the output file into separate files. Data may also be</text:span> pip<text:span text:style-name="T224">ed</text:span> <text:span text:style-name="T224">to </text:span>multiple endpoints.</text:p>
      <text:p text:style-name="P144"><text:span text:style-name="T231">A c</text:span>oncrete example follows.</text:p>
      <text:list xml:id="list1805808030" text:style-name="L7">
        <text:list-item>
          <text:p text:style-name="P252">In a console: “nc -k -l 192.168.178.15 4710 &gt; output”. <text:span text:style-name="T228">If necessary, disable the firewall or prepare specific firewall rules.</text:span></text:p>
        </text:list-item>
        <text:list-item>
          <text:p text:style-name="P252">Define the non-TLS passthrough 192.168.178.15:4710 in Smoke’<text:span text:style-name="T229">s Settings activity.</text:span></text:p>
        </text:list-item>
        <text:list-item>
          <text:p text:style-name="P253">Prepare 3 image files for distribution in Smoke.</text:p>
        </text:list-item>
        <text:list-item>
          <text:p text:style-name="P253">Activate the Rewind &amp; Resume All Steams context-<text:span text:style-name="T228">menu option </text:span>in the Steam activity.</text:p>
        </text:list-item>
        <text:list-item>
          <text:p text:style-name="P254">Once the 3 files have been transferred, observe the file sizes of each Steam.</text:p>
        </text:list-item>
        <text:list-item>
          <text:p text:style-name="P254">In a console: “head -c <text:span text:style-name="T230">sizeof(file a)</text:span> output &gt; file1”.</text:p>
        </text:list-item>
        <text:list-item>
          <text:p text:style-name="P254">In a console: “sha256 file1”. The digest must match the digest provided by Smoke.</text:p>
        </text:list-item>
        <text:list-item>
          <text:p text:style-name="P254">In a console: “<text:span text:style-name="T230">tail -c output “$((sizeof(file a) + sizeof(file b)))” | head -c sizeof(file a) &gt; file2”.</text:span></text:p>
        </text:list-item>
        <text:list-item>
          <text:p text:style-name="P255">In a consol<text:span text:style-name="T231">e:</text:span> “sha256 file2”. The digest must match the digest provided by Smoke.</text:p>
        </text:list-item>
        <text:list-item>
          <text:p text:style-name="P256">In a console: “tail -c sizeof(file c) output &gt; file3”.</text:p>
        </text:list-item>
        <text:list-item>
          <text:p text:style-name="P256">Finally: “sha256 file3”. The digest must match the digest provided by Smoke.</text:p>
        </text:list-item>
      </text:list>
      <text:p text:style-name="P145"/>
      <text:h text:style-name="P219"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92"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20"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21"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22"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23"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2985854497" text:style-name="L8">
        <text:list-item>
          <text:p text:style-name="P257">Concatenate the <text:span text:style-name="T151">encoded forms of the </text:span>encryption and <text:span text:style-name="T151">the </text:span>signature public keys.</text:p>
        </text:list-item>
        <text:list-item>
          <text:p text:style-name="P257">Digitally sign the <text:span text:style-name="T151">concatenated product u</text:span>sing the private encryption key.</text:p>
        </text:list-item>
        <text:list-item>
          <text:p text:style-name="P257">Digitally sign the <text:span text:style-name="T151">concatenated product</text:span> using the private signature key.</text:p>
        </text:list-item>
        <text:list-item>
          <text:p text:style-name="P257">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5T11:39:09.107227640</dc:date>
    <meta:editing-duration>P6DT17H54M55S</meta:editing-duration>
    <meta:editing-cycles>1234</meta:editing-cycles>
    <meta:generator>LibreOffice/6.3.5.2$Linux_X86_64 LibreOffice_project/30$Build-2</meta:generator>
    <meta:document-statistic meta:table-count="0" meta:image-count="0" meta:object-count="0" meta:page-count="54" meta:paragraph-count="664" meta:word-count="5506" meta:character-count="37000" meta:non-whitespace-character-count="30723"/>
  </office:meta>
</office:document-meta>
</file>